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96ed" officeooo:paragraph-rsid="001f96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вет на "Краткое описание процесса"</text:p>
      <text:p text:style-name="P1"/>
      <text:p text:style-name="P1">Что касается формата, то в данный момент возражений нет, все вроде хорошо продумано.</text:p>
      <text:p text:style-name="P1"/>
      <text:p text:style-name="P1">Сущности выгружаемые в 1с. </text:p>
      <text:p text:style-name="P1">В пунктах, клиентах, в направлениях, стоит добавить уникальные коды, которые мы будем выгружать.</text:p>
      <text:p text:style-name="P1">Пункт не стоит синхронизировать по имени, имена меняются.</text:p>
      <text:p text:style-name="P1">Клиенты только на первый взгляд однозначно идентифицируются по ИНН, в теории. На практике у одного юридического лица есть несколько торговых точек, </text:p>
      <text:p text:style-name="P1">и каждую точку обслуживает свой торговый, взаиморасчеты с каждой точкой свои отдельно, в каждой точке свой товаровед и т.д. В результате идентификация ИНН+пункт доставки оказывается недостаточной, нам приходится для такого контрагента создавать несколько отдельных карточек.</text:p>
      <text:p text:style-name="P1">Поэтому контрагентов предлагаю синхронизировать не по ИНН а по нашему уникальному внутреннему коду. Безусловно ИНН надо выгружать и иметь возможность по нему синхронизировать.</text:p>
      <text:p text:style-name="P1">Стоит ли нам переносить в транспортную базу корр.счет, рассч. счет, БИК, наим банка и т.д. для чего эти сведения там нужны?</text:p>
      <text:p text:style-name="P1"/>
      <text:p text:style-name="P1">Теперь собственно по процедуре обмена. </text:p>
      <text:p text:style-name="P1">То что предлагается работать не будет.</text:p>
      <text:p text:style-name="P1">Во-первых, выгрузка будет вестить сразу со многих серверов, собирать данные на одном и потом выгружать на транспортный портал- потеря примерно полутора часов, удобнее выгружать сразу со складских серверов.</text:p>
      <text:p text:style-name="P1">Во-вторых, в теории можно выгружать каждые 10 минут файл с каждого сервера с уникальным названием и содержимым изменений за эти 10 минут, но на практике так распределенные системы не работают.</text:p>
      <text:p text:style-name="P1">Выключили питание на складе- и два часа выгрузок нет, разрыв связи- выгрузки нет, загрузка серверов неоднородна по времени- резкое увеличение нагрузки и сервер выполнил задания с задержкой (иногда очень серьезной), опять периодичность каждых 10 минут нарушена.</text:p>
      <text:p text:style-name="P1">Мы даже не сможем сейчас перечислить всех ситуаций которые разрушат наши идеальные представления о возможности строгой периодической выгрузки.</text:p>
      <text:p text:style-name="P1">А различные сбои в результате которых файл не загрузился на сервере, но был удален, вариантов с которыми я сталкивался столько, что не пересчитать, сам наш мир стохастичен и непредсказуем по своей природе.</text:p>
      <text:p text:style-name="P1">В результате я выгрузил файл, прошло 10 минут, я помню что я в 5-ый десяток часа выгружал изменения, но прошел ли обмен правильно, я должен подключиться к транспортному серверу и проверить есть ли предыдущий файл и загружен ли он, т.е. вам надо ставить отметку что файл с данными за предыдущий интервал получен и загружен.</text:p>
      <text:p text:style-name="P1">А если нет, выгружать мне или нет, допустим выгрузил, потом проверять загружены ли файлы двух предыдущих интервалов или увеличивать выгрузку и выгружать сразу за 20 минут.</text:p>
      <text:p text:style-name="P1">Схема в которой каждому промежутку времени выгружается свой уникальный файл с уникальным именем и содержанием изменений за эти 10 минут не надежна.</text:p>
      <text:p text:style-name="P1"/>
      <text:p text:style-name="P1">Что предлагаю. </text:p>
      <text:p text:style-name="P1">пока опишу схему если информация будет выгружаться только в одном направлении "база склада-&gt; транспортная база"</text:p>
      <text:p text:style-name="P1">на транспортном портале создаете таблицу с колонками:</text:p>
      <text:p text:style-name="P1">Код базы | Направление обмена | номер пакета</text:p>
      <text:p text:style-name="P1"/>
      <text:p text:style-name="P1"><text:soft-page-break/>в нашем случае одностороннего обмена направление обмена поставить всегда I (input)</text:p>
      <text:p text:style-name="P1">(в будущем может появится желание гонять пакеты и обратно, тогда для тойже базы появится O (output))</text:p>
      <text:p text:style-name="P1">код базы - это коды баз с которыми будет идти обмен, у нас это будет MOS, LOG, EKA и т.д.</text:p>
      <text:p text:style-name="P1">номер пакета- последний загруженный пакет</text:p>
      <text:p text:style-name="P1"/>
      <text:p text:style-name="P1">у меня все изменения будут регистрироваться, когда пришло время выгрузки, беру из счетчика пакетов следующий номер допустим 51</text:p>
      <text:p text:style-name="P1">все вновь выгружаемые помечаю этим номером 51</text:p>
      <text:p text:style-name="P1">могут сохраниться еще старые зарегистрированные изменения выгруженные в пакетах 50, 49 и т.д. и подтверждения о загрузке которых еще не пришли</text:p>
      <text:p text:style-name="P1">каждый раз их заново выгружаю</text:p>
      <text:p text:style-name="P1">пакет приходит на транспортный портал, для каждой базы это всегда один файл, например MOS.in </text:p>
      <text:p text:style-name="P1">(как угодно назовем), он затирает файл которые лежит старый, внутри него я добавлю строчку с номером пакета</text:p>
      <text:p text:style-name="P1">если на портале все эти изменения загрузили в таблице в колонке "номер пакета" ставите 51</text:p>
      <text:p text:style-name="P1">и обратно выгружаете мне файл MOS.out, с указанием номера загруженного пакета</text:p>
      <text:p text:style-name="P1">я этот файл забираю перед следующей выгрузкой и все зарегистрированные изменения помеченные пакетами менее или равно 51 из таблицы регистрации изменений удаляю</text:p>
      <text:p text:style-name="P1"/>
      <text:p text:style-name="P1">в результате какие бы проблемы не возникли в обмене, мы не получим потерянной информации</text:p>
      <text:p text:style-name="P1">напишите что об этом думает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0.3.2$Windows_x86 LibreOffice_project/e5f16313668ac592c1bfb310f4390624e3dbfb75</meta:generator>
    <dc:date>2015-11-11T14:30:39.563000000</dc:date>
    <meta:document-statistic meta:table-count="0" meta:image-count="0" meta:object-count="0" meta:page-count="2" meta:paragraph-count="38" meta:word-count="633" meta:character-count="4259" meta:non-whitespace-character-count="3659"/>
    <meta:user-defined meta:name="Info 1"/>
    <meta:user-defined meta:name="Info 2"/>
    <meta:user-defined meta:name="Info 3"/>
    <meta:user-defined meta:name="Info 4"/>
  </office:meta>
</office:document-meta>
</file>